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1.455cm" fo:margin-right="0cm" fo:text-indent="-0.741cm" style:auto-text-indent="false"/>
      <style:text-properties fo:font-size="16pt" style:font-size-asian="16pt" style:font-size-complex="16pt"/>
    </style:style>
    <style:style style:name="P4" style:family="paragraph" style:parent-style-name="Heading_20_3">
      <style:text-properties fo:font-size="16pt" style:font-size-asian="16pt" style:font-size-complex="16pt"/>
    </style:style>
    <style:style style:name="P5" style:family="paragraph" style:parent-style-name="Table_20_Contents">
      <style:text-properties fo:font-size="18.25pt" officeooo:rsid="0009d047" officeooo:paragraph-rsid="0009d047" style:font-size-asian="16pt" style:font-size-complex="18.2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fo:font-weight="bold"/>
    </style:style>
    <style:style style:name="T4" style:family="text">
      <style:text-properties style:font-name="Calibri"/>
    </style:style>
    <style:style style:name="T5" style:family="text">
      <style:text-properties style:font-name="Wingding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<text:span text:style-name="T3">1</text:span><text:span text:style-name="T2">　过滤器的生命周期</text:span></text:h>
      <text:p text:style-name="P2"><text:span text:style-name="T1">我们已经学习过</text:span>Servlet<text:span text:style-name="T1">的生命周期，那么</text:span><text:span text:style-name="T4">Filter</text:span><text:span text:style-name="T1">的生命周期也就没有什么难度了！</text:span></text:p>
      <text:p text:style-name="P3"><text:span text:style-name="T5">l</text:span>init(FilterConfig)<text:span text:style-name="T1">：在服务器启动时会创建</text:span><text:span text:style-name="T4">Filter</text:span><text:span text:style-name="T1">实例，并且每个类型的</text:span><text:span text:style-name="T4">Filter</text:span><text:span text:style-name="T1">只创建一个实例，从此不再创建！在创建完</text:span><text:span text:style-name="T4">Filter</text:span><text:span text:style-name="T1">实例后，会马上调用</text:span><text:span text:style-name="T4">init()</text:span><text:span text:style-name="T1">方法完成初始化工作，这个方法只会被执行一次；</text:span></text:p>
      <text:p text:style-name="P3"><text:span text:style-name="T5">l</text:span>doFilter(ServletRequest req,ServletResponse res,FilterChain chain)<text:span text:style-name="T1">：这个方法会在用户每次访问“目标资源（</text:span><text:span text:style-name="T4">&lt;url-&gt;pattern&gt;index.jsp&lt;/url-pattern&gt;</text:span><text:span text:style-name="T1">）</text:span>”时执行，如果需要“放行”，那么需要调 用<text:span text:style-name="T4">FilterChain</text:span><text:span text:style-name="T1">的</text:span><text:span text:style-name="T4">doFilter(ServletRequest,ServletResponse)</text:span><text:span text:style-name="T1">方法，如果不调用</text:span><text:span text:style-name="T4">FilterChain</text:span><text:span text:style-name="T1">的</text:span><text:span text:style-name="T4">doFilter()</text:span><text:span text:style-name="T1">方法，那么目标资源将无法执行；</text:span></text:p>
      <text:p text:style-name="P3"><text:span text:style-name="T5">l</text:span>destroy()<text:span text:style-name="T1">：服务器会在创建</text:span><text:span text:style-name="T4">Filter</text:span><text:span text:style-name="T1">对象之后，把</text:span><text:span text:style-name="T4">Filter</text:span><text:span text:style-name="T1">放到缓存中一直使用，通常不会销毁它。一般会在服务器关闭时销毁</text:span><text:span text:style-name="T4">Filter</text:span><text:span text:style-name="T1">对象，在销毁</text:span><text:span text:style-name="T4">Filter</text:span><text:span text:style-name="T1">对象之前，服务器会调用</text:span><text:span text:style-name="T4">Filter</text:span><text:span text:style-name="T1">对象的</text:span><text:span text:style-name="T4">destory()</text:span><text:span text:style-name="T1">方法。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5">//当服务器关闭时当前方法被调用，实例被销毁</text:p>
            <text:p text:style-name="P5"><text:tab/>public void destroy() {</text:p>
            <text:p text:style-name="P5"><text:tab/><text:tab/>System.out.println("过滤器被销毁");</text:p>
            <text:p text:style-name="P5"/>
            <text:p text:style-name="P5"><text:tab/>}</text:p>
            <text:p text:style-name="P5"/>
            <text:p text:style-name="P5"/>
            <text:p text:style-name="P5"><text:tab/>//当服务器启动的时候被执行，说明过滤器的实例是在服务器启动时就被创建的</text:p>
            <text:p text:style-name="P5"><text:tab/>public void init(FilterConfig arg0) throws ServletException {</text:p>
            <text:p text:style-name="P5"><text:tab/><text:tab/> System.out.println("过滤器被创建");</text:p>
            <text:p text:style-name="P5"/>
            <text:p text:style-name="P5"><text:tab/>}</text:p>
            <text:p text:style-name="P5"/>
            <text:p text:style-name="P5"/>
            <text:p text:style-name="P5"><text:soft-page-break/></text:p>
            <text:p text:style-name="P5"><text:tab/>//过滤器的执行方法</text:p>
            <text:p text:style-name="P5"><text:tab/>public void doFilter(ServletRequest req, ServletResponse repn,</text:p>
            <text:p text:style-name="P5"><text:tab/><text:tab/><text:tab/>FilterChain fc) throws IOException, ServletException {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7S</meta:editing-duration>
    <meta:editing-cycles>5</meta:editing-cycles>
    <meta:generator>LibreOffice/5.3.0.3$Windows_X86_64 LibreOffice_project/7074905676c47b82bbcfbea1aeefc84afe1c50e1</meta:generator>
    <dc:date>2018-03-26T16:27:57.343000000</dc:date>
    <meta:document-statistic meta:table-count="1" meta:image-count="0" meta:object-count="0" meta:page-count="2" meta:paragraph-count="16" meta:word-count="371" meta:character-count="868" meta:non-whitespace-character-count="829"/>
    <meta:user-defined meta:name="Info 1"/>
    <meta:user-defined meta:name="Info 2"/>
    <meta:user-defined meta:name="Info 3"/>
    <meta:user-defined meta:name="Info 4"/>
  </office:meta>
</office:document-meta>
</file>